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455H06M13.857S" calcext:value-type="time">
            <text:p>455:06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Generation retry slight decrease, room types, spear fix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16H12M36.09S" calcext:value-type="time">
            <text:p>16:1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1]-[.B91] &gt; 0; [.C91]-[.B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1]-[.F91] &gt; 0; [.G91]-[.F91]; 0)" office:value-type="time" office:time-value="PT00H00M00S" calcext:value-type="time">
            <text:p>00:00</text:p>
          </table:table-cell>
          <table:table-cell table:formula="of:=[.D91]+[.H9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2]-[.B92] &gt; 0; [.C92]-[.B9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2]-[.F92] &gt; 0; [.G92]-[.F92]; 0)" office:value-type="time" office:time-value="PT00H00M00S" calcext:value-type="time">
            <text:p>00:00</text:p>
          </table:table-cell>
          <table:table-cell table:formula="of:=[.D92]+[.H9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3]-[.B93] &gt; 0; [.C93]-[.B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3]-[.F93] &gt; 0; [.G93]-[.F93]; 0)" office:value-type="time" office:time-value="PT00H00M00S" calcext:value-type="time">
            <text:p>00:00</text:p>
          </table:table-cell>
          <table:table-cell table:formula="of:=[.D93]+[.H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4]-[.B94] &gt; 0; [.C94]-[.B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4]-[.F94] &gt; 0; [.G94]-[.F94]; 0)" office:value-type="time" office:time-value="PT00H00M00S" calcext:value-type="time">
            <text:p>00:00</text:p>
          </table:table-cell>
          <table:table-cell table:formula="of:=[.D94]+[.H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95]-[.B95] &gt; 0; [.C95]-[.B9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95]-[.F95] &gt; 0; [.G95]-[.F95]; 0)" office:value-type="time" office:time-value="PT00H00M00S" calcext:value-type="time">
            <text:p>00:00</text:p>
          </table:table-cell>
          <table:table-cell table:style-name="ce18" table:formula="of:=[.D95]+[.H9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7]-[.B97] &gt; 0; [.C97]-[.B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7]-[.F97] &gt; 0; [.G97]-[.F97]; 0)" office:value-type="time" office:time-value="PT00H00M00S" calcext:value-type="time">
            <text:p>00:00</text:p>
          </table:table-cell>
          <table:table-cell table:formula="of:=[.D97]+[.H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8]-[.B98] &gt; 0; [.C98]-[.B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8]-[.F98] &gt; 0; [.G98]-[.F98]; 0)" office:value-type="time" office:time-value="PT00H00M00S" calcext:value-type="time">
            <text:p>00:00</text:p>
          </table:table-cell>
          <table:table-cell table:formula="of:=[.D98]+[.H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9]-[.B99] &gt; 0; [.C99]-[.B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0]-[.B100] &gt; 0; [.C100]-[.B1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82"/>
          <table:table-cell table:style-name="ce68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14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 style:data-style-name="N2" text:time-value="08:02:50.94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23T11:45:30.036000000</dc:date>
    <dc:creator>Benjamin Laws</dc:creator>
    <meta:editing-duration>P18DT22H46M28S</meta:editing-duration>
    <meta:editing-cycles>520</meta:editing-cycles>
    <meta:generator>LibreOffice/7.2.6.2$Windows_X86_64 LibreOffice_project/b0ec3a565991f7569a5a7f5d24fed7f52653d754</meta:generator>
    <meta:document-statistic meta:table-count="2" meta:cell-count="734" meta:object-count="0"/>
  </office:meta>
</office:document-meta>
</file>